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5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5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3497523926796467823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5">Логика работы: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6">Можно реализовать через общую память).</text:span></text:p>
      <text:p text:style-name="P4"><text:span text:style-name="T1"/></text:p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7309536302973527508" text:style-name="L2">
        <text:list-item>
          <text:p text:style-name="P9">Добавить возможность изменять настройки запроса программно перебивая значение в <text:soft-page-break/>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9">Подумать о том, если много модулей будут писать в одну структуру не будет ли конфликта.</text:p>
        </text:list-item>
        <text:list-item>
          <text:p text:style-name="P9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9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5">name_pseudo_id</text:span> – <text:span text:style-name="T3">это псевдоним параметра который и будет использоваться в программе</text:span><text:span text:style-name="T3">(строка)</text:span></text:p>
      <text:p text:style-name="P2"><text:span text:style-name="T5">name_param_id</text:span> <text:s/>- <text:span text:style-name="T3">это название параметра который определен в другом модуле</text:span><text:span text:style-name="T3">(строка)</text:span></text:p>
      <text:p text:style-name="P2"><text:span text:style-name="T4">имя_модуля</text:span><text:span text:style-name="T3"> — </text:span><text:span text:style-name="T3">это название кому принадлежит </text:span>name_param_id.<text:span text:style-name="T3"> </text:span></text:p>
      <text:p text:style-name="P2"><text:span text:style-name="T4">name_group_id </text:span><text:span text:style-name="T3">— </text:span><text:span text:style-name="T3">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<text:soft-page-break/>Суть этого файла сообщить о наличии высокоуровневых командах который может выполнять данный модуль.</text:p>
      <text:p text:style-name="P4"/>
      <text:p text:style-name="P4"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">output:</text:p>
      <text:p text:style-name="P2">//<text:span text:style-name="T3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Описание данных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10M11S</meta:editing-duration>
    <meta:editing-cycles>32</meta:editing-cycles>
    <meta:generator>OpenOffice/4.0.0$Win32 OpenOffice.org_project/400m3$Build-9702</meta:generator>
    <dc:date>2016-07-07T17:33:34.85</dc:date>
    <dc:creator>Федор Гурин</dc:creator>
    <meta:document-statistic meta:table-count="0" meta:image-count="0" meta:object-count="0" meta:page-count="3" meta:paragraph-count="68" meta:word-count="513" meta:character-count="4027"/>
    <meta:user-defined meta:name="Info 1"/>
    <meta:user-defined meta:name="Info 2"/>
    <meta:user-defined meta:name="Info 3"/>
    <meta:user-defined meta:name="Info 4"/>
  </office:meta>
</office:document-meta>
</file>